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a6099" draw:textarea-horizontal-align="justify" draw:textarea-vertical-align="middle" draw:auto-grow-height="false" fo:min-height="9.75cm" fo:min-width="19.5cm" loext:decorative="false"/>
      <style:paragraph-properties style:writing-mode="lr-tb"/>
    </style:style>
    <style:style style:name="gr2" style:family="graphic" style:parent-style-name="standard">
      <style:graphic-properties draw:stroke="none" svg:stroke-color="#81aca6" draw:fill-color="#50938a" draw:textarea-horizontal-align="justify" draw:textarea-vertical-align="middle" draw:auto-grow-height="false" fo:min-height="4.171cm" fo:min-width="18.24cm" loext:decorative="false"/>
    </style:style>
    <style:style style:name="gr3" style:family="graphic" style:parent-style-name="standard">
      <style:graphic-properties draw:stroke="none" draw:fill-color="#ffbf00" draw:textarea-horizontal-align="justify" draw:textarea-vertical-align="middle" draw:auto-grow-height="false" fo:min-height="3.994cm" fo:min-width="4.185cm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048cm" fo:min-width="3.036cm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315cm" fo:min-width="4.804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72cm" fo:min-width="2.152cm" loext:decorative="false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-color="#2a6099"/>
      <style:paragraph-properties fo:text-align="center"/>
      <style:text-properties fo:color="#ffffff" loext:opacity="100%"/>
    </style:style>
    <style:style style:name="P3" style:family="paragraph">
      <loext:graphic-properties draw:fill-color="#50938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10cm" svg:x="0cm" svg:y="0cm">
          <text:p text:style-name="P1"><text:span text:style-name="T1">Software Engineering</text:span> in a Nutshel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5cm" svg:height="6.251cm" svg:x="-3.25cm" svg:y="7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25cm" svg:height="6cm" svg:x="16.75cm" svg:y="-2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cm" svg:height="3.25cm" svg:x="-1.25cm" svg:y="-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7.5cm" svg:height="3.625cm" svg:x="2.75cm" svg:y="-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75cm" svg:height="3cm" svg:x="9.375cm" svg:y="-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4T10:31:04.283000000</meta:creation-date>
    <dc:date>2025-06-14T10:33:52.555000000</dc:date>
    <meta:editing-duration>PT2M49S</meta:editing-duration>
    <meta:editing-cycles>1</meta:editing-cycles>
    <meta:document-statistic meta:object-count="6"/>
    <meta:generator>LibreOffice/24.8.6.2$Windows_X86_64 LibreOffice_project/6d98ba145e9a8a39fc57bcc76981d1fb1316c60c</meta:generator>
  </office:meta>
</office:document-meta>
</file>